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4c53" officeooo:paragraph-rsid="00154c53"/>
    </style:style>
    <style:style style:name="T1" style:family="text">
      <style:text-properties officeooo:rsid="0018a4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polator_out functional description </text:p>
      <text:p text:style-name="P1">The interpo<text:span text:style-name="T1">l</text:span>ator out module consists of tho threads. The process_write_buffer() thread is responsible of acquiring pixels inputed by the interpolator and storing them in to the local buffer. Pixels inputed to the module ( pixel_in) are stored if the corresponding valid signal is true (pixel_valid). The process_load_buffer_to_ram() thread is responsible of storing the locally stored pixels into the RAM. This is done in a tile by tile fashion. The ram memory address in which the image should be saved is stored in a register attached to the wishbone bus and therefore controlled by the processor. The process_load_buffer_to_ram module consults the contents of this register once it has finished sending a complete i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d </meta:initial-creator>
    <meta:creation-date>2011-06-26T20:35:44</meta:creation-date>
    <dc:date>2011-06-26T22:23:15</dc:date>
    <dc:creator>Ted </dc:creator>
    <meta:editing-duration>PT00H00M37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1" meta:paragraph-count="2" meta:word-count="115" meta:character-count="763"/>
  </office:meta>
</office:document-meta>
</file>